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cm" fo:margin-left="-0.942cm" fo:margin-top="0cm" fo:margin-bottom="0cm" table:align="left" style:writing-mode="lr-tb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5cm"/>
    </style:style>
    <style:style style:name="Table1.C" style:family="table-column">
      <style:table-column-properties style:column-width="9.9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bfbfbf" style:writing-mode="lr-tb"/>
    </style:style>
    <style:style style:name="Table1.B1" style:family="table-cell">
      <style:table-cell-properties style:vertical-align="" fo:padding="0cm" fo:border-left="none" fo:border-right="0.5pt solid #bfbfbf" fo:border-top="0.5pt solid #bfbfbf" fo:border-bottom="0.5pt solid #bfbfb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style:font-name="Helvetica" officeooo:rsid="002272c2" officeooo:paragraph-rsid="002272c2" style:font-name-complex="Helvetica1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fo:font-weight="bold" style:font-weight-asian="bold" style:font-name-complex="Helvetica1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P11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 style:writing-mode="lr-tb"/>
      <style:text-properties style:font-name="Helvetica" style:font-name-complex="Helvetica1"/>
    </style:style>
    <style:style style:name="T1" style:family="text">
      <style:text-properties style:font-name="Helvetica" style:font-name-complex="Helvetica1"/>
    </style:style>
    <style:style style:name="T2" style:family="text">
      <style:text-properties style:font-name="Helvetica" style:font-name-complex="Helvetica1" style:font-weight-complex="bold"/>
    </style:style>
    <style:style style:name="T3" style:family="text">
      <style:text-properties style:font-name="Helvetica" fo:font-style="italic" style:font-style-asian="italic" style:font-name-complex="Helvetica1"/>
    </style:style>
    <style:style style:name="T4" style:family="text">
      <style:text-properties style:font-name="Helvetica" fo:font-style="italic" style:font-style-asian="italic" style:font-name-complex="Helvetica1" style:font-style-complex="italic"/>
    </style:style>
    <style:style style:name="T5" style:family="text">
      <style:text-properties style:font-name="Helvetica" fo:font-style="italic" style:font-style-asian="italic" style:font-name-complex="Helvetica1" style:font-weight-complex="bold"/>
    </style:style>
    <style:style style:name="T6" style:family="text">
      <style:text-properties fo:color="#0563c1" style:font-name="Helvetica" style:text-underline-style="solid" style:text-underline-width="auto" style:text-underline-color="font-color" style:font-name-complex="Helvetica1"/>
    </style:style>
    <style:style style:name="T7" style:family="text">
      <style:text-properties fo:color="#0563c1" style:font-name="Helvetica" style:text-underline-style="solid" style:text-underline-width="auto" style:text-underline-color="font-color" style:font-name-complex="Helvetica1" style:font-weight-complex="bold"/>
    </style:style>
    <style:style style:name="T8" style:family="text">
      <style:text-properties style:text-position="super 58%" style:font-name="Helvetica" style:font-name-complex="Helvetica1"/>
    </style:style>
    <style:style style:name="T9" style:family="text">
      <style:text-properties officeooo:rsid="0022a7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IDs</text:p>
          </table:table-cell>
          <table:table-cell table:style-name="Table1.B1" office:value-type="string">
            <text:p text:style-name="P6">Descriptors</text:p>
          </table:table-cell>
          <table:table-cell table:style-name="Table1.A1" office:value-type="string">
            <text:p text:style-name="P6">Citation</text:p>
          </table:table-cell>
        </table:table-row>
        <table:table-row table:style-name="Table1.1">
          <table:table-cell table:style-name="Table1.A1" office:value-type="string">
            <text:p text:style-name="P3">lgHC_??</text:p>
          </table:table-cell>
          <table:table-cell table:style-name="Table1.B1" office:value-type="string">
            <text:p text:style-name="P3"><text:bookmark-start text:name="__DdeLink__1099_75067776"/>H of C – Fed. 1869-1870<text:bookmark-end text:name="__DdeLink__1099_75067776"/></text:p>
          </table:table-cell>
          <table:table-cell table:style-name="Table1.A1" office:value-type="string">
            <text:p text:style-name="P8"><text:bookmark-start text:name="__DdeLink__1101_75067776"/><text:span text:style-name="T1">Canada. </text:span><text:span text:style-name="T4">House of Commons Debates</text:span><text:span text:style-name="T1">, 1867-1949. Provided by the Library of Parliament, http://parl.canadiana.ca/.</text:span><text:bookmark-end text:name="__DdeLink__1101_75067776"/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bookmark-start text:name="__DdeLink__1103_75067776"/>lgBC_LC<text:bookmark-end text:name="__DdeLink__1103_75067776"/></text:p>
          </table:table-cell>
          <table:table-cell table:style-name="Table1.B1" office:value-type="string">
            <text:p text:style-name="P4"><text:bookmark-start text:name="__DdeLink__1105_75067776"/>BC Leg. Council 1870<text:bookmark-end text:name="__DdeLink__1105_75067776"/></text:p>
          </table:table-cell>
          <table:table-cell table:style-name="Table1.A1" office:value-type="string">
            <text:p text:style-name="P9"><text:span text:style-name="T1">British Columbia. </text:span><text:span text:style-name="T4">Legislative Council: Debates on the Subject of Confederation with Canada</text:span><text:span text:style-name="T1">, 1870.</text:span></text:p>
          </table:table-cell>
        </table:table-row>
        <table:table-row table:style-name="Table1.1">
          <table:table-cell table:style-name="Table1.A1" office:value-type="string">
            <text:p text:style-name="P4">lgAS_LA</text:p>
          </table:table-cell>
          <table:table-cell table:style-name="Table1.B1" office:value-type="string">
            <text:p text:style-name="P4">Alb/Sask Leg. Ass. – 1896-1904</text:p>
          </table:table-cell>
          <table:table-cell table:style-name="Table1.A1" office:value-type="string">
            <text:p text:style-name="P9"><text:span text:style-name="T1">Regina </text:span><text:span text:style-name="T4">Leader, </text:span><text:span text:style-name="T1">1896-1904.</text:span></text:p>
          </table:table-cell>
        </table:table-row>
        <table:table-row table:style-name="Table1.1">
          <table:table-cell table:style-name="Table1.A1" office:value-type="string">
            <text:p text:style-name="P4">lgM_CO</text:p>
          </table:table-cell>
          <table:table-cell table:style-name="Table1.B1" office:value-type="string">
            <text:p text:style-name="P4">Man. Conv of 40, 1870</text:p>
          </table:table-cell>
          <table:table-cell table:style-name="Table1.A1" office:value-type="string">
            <text:p text:style-name="P9"><text:span text:style-name="T1">Manitoba. </text:span><text:span text:style-name="T4">Convention of Forty / La Grande Convention Debates</text:span><text:span text:style-name="T1">, 1870.</text:span></text:p>
          </table:table-cell>
        </table:table-row>
        <table:table-row table:style-name="Table1.1">
          <table:table-cell table:style-name="Table1.A1" office:value-type="string">
            <text:p text:style-name="P3">lgM_PG</text:p>
          </table:table-cell>
          <table:table-cell table:style-name="Table1.B1" office:value-type="string">
            <text:p text:style-name="P3">Man Prov. Gov., 1870</text:p>
          </table:table-cell>
          <table:table-cell table:style-name="Table1.A1" office:value-type="string">
            <text:p text:style-name="P2">Manitoba. Legislative Assembly of Assiniboia Debates / Débats de l’Assemblée législative d’Assiniboia, 1870.</text:p>
          </table:table-cell>
        </table:table-row>
        <table:table-row table:style-name="Table1.1">
          <table:table-cell table:style-name="Table1.A1" office:value-type="string">
            <text:p text:style-name="P4">lgOQ_ (this vol includes LA and LC, so I’m not sure what we should call the ID – perhaps DE – for debate?)</text:p>
          </table:table-cell>
          <table:table-cell table:style-name="Table1.B1" office:value-type="string">
            <text:p text:style-name="P4">Ont-Que debates, 1865</text:p>
          </table:table-cell>
          <table:table-cell table:style-name="Table1.A1" office:value-type="string">
            <text:p text:style-name="P9"><text:span text:style-name="T1">Province of Canada. </text:span><text:span text:style-name="T3">Parliamentary Debates on the Subject of the Confederation of the British North American Provinces / Débats parlementaires sur la question de la Confédération des provinces de l'Amérique britannique du nord. </text:span><text:span text:style-name="T1">1865</text:span></text:p>
          </table:table-cell>
        </table:table-row>
        <table:table-row table:style-name="Table1.1">
          <table:table-cell table:style-name="Table1.A1" office:value-type="string">
            <text:p text:style-name="P4">lgNB_LA</text:p>
          </table:table-cell>
          <table:table-cell table:style-name="Table1.B1" office:value-type="string">
            <text:p text:style-name="P4">NB- Leg. Ass., 1864-1867</text:p>
          </table:table-cell>
          <table:table-cell table:style-name="Table1.A1" office:value-type="string">
            <text:p text:style-name="P9"><text:span text:style-name="T1">New Brunswick. </text:span><text:span text:style-name="T3">Reports of the Debates of the House of Assembly</text:span><text:span text:style-name="T1">, 1865-1867. </text:span></text:p>
          </table:table-cell>
        </table:table-row>
        <table:table-row table:style-name="Table1.1">
          <table:table-cell table:style-name="Table1.A1" office:value-type="string">
            <text:p text:style-name="P4">lgNS_LA</text:p>
          </table:table-cell>
          <table:table-cell table:style-name="Table1.B1" office:value-type="string">
            <text:p text:style-name="P4">NS- Leg. Ass., 1864-1867</text:p>
          </table:table-cell>
          <table:table-cell table:style-name="Table1.A1" office:value-type="string">
            <text:p text:style-name="P9"><text:span text:style-name="T1">Nova Scotia. </text:span><text:span text:style-name="T3">The Debates and Proceedings of the House of Assembly. </text:span><text:span text:style-name="T1">1864-1867.</text:span></text:p>
          </table:table-cell>
        </table:table-row>
        <table:table-row table:style-name="Table1.1">
          <table:table-cell table:style-name="Table1.A1" office:value-type="string">
            <text:p text:style-name="P4">NT12 – I’m not sure what the naming convention should be for these – I’m going with “Numbered Treaty 1, 2” – not sure what “lg” should be replaced with</text:p>
          </table:table-cell>
          <table:table-cell table:style-name="Table1.B1" office:value-type="string">
            <text:p text:style-name="P4">Treaty 1 and 2, mainly 1871</text:p>
          </table:table-cell>
          <table:table-cell table:style-name="Table1.A1" office:value-type="string">
            <text:p text:style-name="P9"><text:span text:style-name="T1">“</text:span><text:span text:style-name="T2">Treaties 1 and 2 Between Her Majesty The Queen and the Chippewa and Cree Indians of Manitoba and Country Adjacent with Adhesions.” </text:span><text:span text:style-name="T5">Indigenous and Northern Affairs Canada.</text:span><text:span text:style-name="T2"> http://www.aadnc-aandc.gc.ca/eng/1100100028664/1100100028665.</text:span></text:p>
          </table:table-cell>
        </table:table-row>
        <table:table-row table:style-name="Table1.1">
          <table:table-cell table:style-name="Table1.A1" office:value-type="string">
            <text:p text:style-name="P4">NT3</text:p>
          </table:table-cell>
          <table:table-cell table:style-name="Table1.B1" office:value-type="string">
            <text:p text:style-name="P4">Treaty 3, mainly 1873</text:p>
          </table:table-cell>
          <table:table-cell table:style-name="Table1.A1" office:value-type="string">
            <text:p text:style-name="P9"><text:span text:style-name="T1">“Treaty 3 between Her Majesty the Queen and the Saulteaux Tribe of the Ojibbeway Indians at the Northwest Angle on the Lake of the Woods with Adhesions.” </text:span><text:span text:style-name="T5">Indigenous and Northern Affairs Canada. </text:span><text:a xlink:type="simple" xlink:href="https://www.aadnc-aandc.gc.ca/eng/1100100028675/1100100028679" text:style-name="Internet_20_link" text:visited-style-name="Visited_20_Internet_20_Link"><text:span text:style-name="T7">https://www.aadnc-aandc.gc.ca/eng/1100100028675/1100100028679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4</text:p>
          </table:table-cell>
          <table:table-cell table:style-name="Table1.B1" office:value-type="string">
            <text:p text:style-name="P4">Treaty 4, mainly 1874</text:p>
          </table:table-cell>
          <table:table-cell table:style-name="Table1.A1" office:value-type="string">
            <text:p text:style-name="P9"><text:span text:style-name="T2">“Treaty No. 4 between Her Majesty the Queen and the Cree and Saulteaux Tribes of Indians at the Qu'appelle and Fort Ellice.” </text:span><text:span text:style-name="T5">Indigenous and Northern </text:span><text:soft-page-break/><text:span text:style-name="T5">Affairs Canada. </text:span><text:a xlink:type="simple" xlink:href="https://www.aadnc-aandc.gc.ca/eng/1100100028689/1100100028690" text:style-name="Internet_20_link" text:visited-style-name="Visited_20_Internet_20_Link"><text:span text:style-name="T7">https://www.aadnc-aandc.gc.ca/eng/1100100028689/1100100028690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5</text:p>
          </table:table-cell>
          <table:table-cell table:style-name="Table1.B1" office:value-type="string">
            <text:p text:style-name="P4">Treaty 5, mainly 1875, 1908</text:p>
          </table:table-cell>
          <table:table-cell table:style-name="Table1.A1" office:value-type="string">
            <text:p text:style-name="P9"><text:span text:style-name="T2">“Treaty 5 between Her Majesty the Queen and the Saulteaux and Swampy Cree Tribes of Indians at Beren's River and Norway House with Adhesions.” </text:span><text:span text:style-name="T5">Indigenous and Northern Affairs Canada. </text:span><text:a xlink:type="simple" xlink:href="https://www.aadnc-aandc.gc.ca/eng/1100100028699/1100100028700" text:style-name="Internet_20_link" text:visited-style-name="Visited_20_Internet_20_Link"><text:span text:style-name="T7">https://www.aadnc-aandc.gc.ca/eng/1100100028699/1100100028700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6</text:p>
          </table:table-cell>
          <table:table-cell table:style-name="Table1.B1" office:value-type="string">
            <text:p text:style-name="P4">Treaty 6, mainly 1876-78, 1889</text:p>
          </table:table-cell>
          <table:table-cell table:style-name="Table1.A1" office:value-type="string">
            <text:p text:style-name="P9"><text:span text:style-name="T2">“Copy of Treaty No. 6 between Her Majesty the Queen and the Plain and Wood Cree Indians and other Tribes of Indians at Fort Carlton, Fort Pitt and Battle River with Adhesions.” </text:span><text:span text:style-name="T5">Indigenous and Northern Affairs Canada.</text:span><text:span text:style-name="T2"> </text:span><text:a xlink:type="simple" xlink:href="http://www.aadnc-aandc.gc.ca/eng/1100100028710/1100100028783" text:style-name="Internet_20_link" text:visited-style-name="Visited_20_Internet_20_Link"><text:span text:style-name="T7">http://www.aadnc-aandc.gc.ca/eng/1100100028710/110010002878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7</text:p>
          </table:table-cell>
          <table:table-cell table:style-name="Table1.B1" office:value-type="string">
            <text:p text:style-name="P4">Treaty 7, mainly 1877</text:p>
          </table:table-cell>
          <table:table-cell table:style-name="Table1.A1" office:value-type="string">
            <text:p text:style-name="P9"><text:span text:style-name="T2">“Copy of Treaty and Supplementary Treaty No. 7 between Her Majesty the Queen and the Blackfeet and Other Indian Tribes, at the Blackfoot Crossing of Bow River and Fort Macleod.” </text:span><text:span text:style-name="T5">Indigenous and Northern Affairs Canada.</text:span><text:span text:style-name="T2"> </text:span><text:a xlink:type="simple" xlink:href="http://www.aadnc-aandc.gc.ca/eng/1100100028793/1100100028803" text:style-name="Internet_20_link" text:visited-style-name="Visited_20_Internet_20_Link"><text:span text:style-name="T7">http://www.aadnc-aandc.gc.ca/eng/1100100028793/110010002880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8</text:p>
          </table:table-cell>
          <table:table-cell table:style-name="Table1.B1" office:value-type="string">
            <text:p text:style-name="P4">Treaty 8, mainly 1899</text:p>
          </table:table-cell>
          <table:table-cell table:style-name="Table1.A1" office:value-type="string">
            <text:p text:style-name="P9"><text:span text:style-name="T2">“Treaty No. 8 Made June 21, 1899 and Adhesions, Reports, Etc.” </text:span><text:span text:style-name="T5">Indigenous and Northern Affairs Canada.</text:span><text:span text:style-name="T2"> </text:span><text:a xlink:type="simple" xlink:href="http://www.aadnc-aandc.gc.ca/eng/1100100028813/1100100028853" text:style-name="Internet_20_link" text:visited-style-name="Visited_20_Internet_20_Link"><text:span text:style-name="T7">http://www.aadnc-aandc.gc.ca/eng/1100100028813/110010002885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9</text:p>
          </table:table-cell>
          <table:table-cell table:style-name="Table1.B1" office:value-type="string">
            <text:p text:style-name="P4">Treaty 9, mainly 1905-06, 1929-30</text:p>
          </table:table-cell>
          <table:table-cell table:style-name="Table1.A1" office:value-type="string">
            <text:p text:style-name="P9"><text:span text:style-name="T2">“The James Bay Treaty - Treaty No. 9 (Made in 1905 and 1906) and Adhesions Made in 1929 and 1930.” </text:span><text:span text:style-name="T5">Indigenous and Northern Affairs Canada.</text:span><text:span text:style-name="T2"> </text:span><text:a xlink:type="simple" xlink:href="https://www.aadnc-aandc.gc.ca/eng/1100100028863/1100100028864" text:style-name="Internet_20_link" text:visited-style-name="Visited_20_Internet_20_Link"><text:span text:style-name="T7">https://www.aadnc-aandc.gc.ca/eng/1100100028863/1100100028864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10</text:p>
          </table:table-cell>
          <table:table-cell table:style-name="Table1.B1" office:value-type="string">
            <text:p text:style-name="P4">Treaty 10, mainly 1906</text:p>
          </table:table-cell>
          <table:table-cell table:style-name="Table1.A1" office:value-type="string">
            <text:p text:style-name="P9"><text:span text:style-name="T1">“Treaty No. 10 and Reports of Commissioners.” </text:span><text:span text:style-name="T5">Indigenous and Northern Affairs Canada. </text:span><text:a xlink:type="simple" xlink:href="https://www.aadnc-aandc.gc.ca/eng/1100100028874/1100100028906" text:style-name="Internet_20_link" text:visited-style-name="Visited_20_Internet_20_Link"><text:span text:style-name="T7">https://www.aadnc-aandc.gc.ca/eng/1100100028874/1100100028906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11</text:p>
          </table:table-cell>
          <table:table-cell table:style-name="Table1.B1" office:value-type="string">
            <text:p text:style-name="P4">Treaty 11, mainly 1921</text:p>
          </table:table-cell>
          <table:table-cell table:style-name="Table1.A1" office:value-type="string">
            <text:p text:style-name="P9"><text:span text:style-name="T1">“Treaty No. 11 (June 27, 1921) and Adhesion (July 17, 1922) with Reports, etc.” </text:span><text:span text:style-name="T5">Indigenous and Northern Affairs Canada. </text:span><text:a xlink:type="simple" xlink:href="http://www.aadnc-aandc.gc.ca/eng/1100100028916/1100100028947" text:style-name="Internet_20_link" text:visited-style-name="Visited_20_Internet_20_Link"><text:span text:style-name="T7">http://www.aadnc-aandc.gc.ca/eng/1100100028916/1100100028947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lgPE_LA (not sure if we could use an extra char for “PEI”)</text:p>
          </table:table-cell>
          <table:table-cell table:style-name="Table1.B1" office:value-type="string">
            <text:p text:style-name="P4">PEI Leg. Ass., 1864-1873</text:p>
          </table:table-cell>
          <table:table-cell table:style-name="Table1.A1" office:value-type="string">
            <text:p text:style-name="P9"><text:span text:style-name="T1">“The Parliamentary Reporter of Debates and Proceedings of the House of Assembly.” Provided by the Prince Edward Island Public Archives and Records Office. 1864-1873. </text:span><text:a xlink:type="simple" xlink:href="http://www.gov.pe.ca/archives/" text:style-name="Internet_20_link" text:visited-style-name="Visited_20_Internet_20_Link"><text:span text:style-name="T6">http://www.gov.pe.ca/archives/</text:span></text:a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lgND_LA (lgNFLD_LA </text:span><text:soft-page-break/><text:span text:style-name="T1">would be better if we don’t have to match characters)</text:span></text:p>
          </table:table-cell>
          <table:table-cell table:style-name="Table1.B1" office:value-type="string">
            <text:p text:style-name="P10"><text:span text:style-name="T1">NFLD Leg. Ass., </text:span><text:soft-page-break/><text:span text:style-name="T1">1864-1869</text:span></text:p>
          </table:table-cell>
          <table:table-cell table:style-name="Table1.A1" office:value-type="string">
            <text:p text:style-name="P9"><text:span text:style-name="T1">The </text:span><text:span text:style-name="T3">Newfoundlander</text:span><text:span text:style-name="T1">, 1864-1869.</text:span></text:p>
          </table:table-cell>
        </table:table-row>
        <table:table-row table:style-name="Table1.1">
          <table:table-cell table:style-name="Table1.A1" office:value-type="string">
            <text:p text:style-name="P4">lgND_NC (lgNFLD_NC would be better)</text:p>
            <text:p text:style-name="P5">In keeping with conventions <text:span text:style-name="T9">taxonomy </text:span>will be: <text:span text:style-name="T9">lgNFNC </text:span><text:s/>[GL]</text:p>
          </table:table-cell>
          <table:table-cell table:style-name="Table1.B1" office:value-type="string">
            <text:p text:style-name="P4">NFLD, Nat. Con., 1946-1948</text:p>
          </table:table-cell>
          <table:table-cell table:style-name="Table1.A1" office:value-type="string">
            <text:p text:style-name="P9"><text:bookmark-start text:name="__DdeLink__564_2007673315"/><text:span text:style-name="T1">Newfoundland. </text:span><text:span text:style-name="T3">The Newfoundland National Convention 1946-1948 Vol 1: Debates. </text:span><text:span text:style-name="T1">Edited by J.K. Hiller and M.F. Harrington (Memorial University of Newfoundland by McGill-Queen’s University Press: 1995).</text:span><text:bookmark-end text:name="__DdeLink__564_2007673315"/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<text:bookmark-start text:name="__DdeLink__566_1147590311"/> – Fed. 1867-1868<text:bookmark-end text:name="__DdeLink__566_1147590311"/></text:p>
          </table:table-cell>
          <table:table-cell table:style-name="Table1.A1" office:value-type="string">
            <text:p text:style-name="P9"><text:span text:style-name="T1">Canada. </text:span><text:span text:style-name="T4">House of Commons Debates, 1867-1868</text:span><text:span text:style-name="T1">. Edited by P.B. Waite. Ottawa: Queen’s Printer, 196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69</text:p>
          </table:table-cell>
          <table:table-cell table:style-name="Table1.A1" office:value-type="string">
            <text:p text:style-name="P9"><text:span text:style-name="T1">Canada. </text:span><text:span text:style-name="T4">House of Commons Debates, 1869</text:span><text:span text:style-name="T1">. Edited by P.B. Waite. Ottawa: Queen’s Printer, 1975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0</text:p>
          </table:table-cell>
          <table:table-cell table:style-name="Table1.A1" office:value-type="string">
            <text:p text:style-name="P9"><text:span text:style-name="T1">Canada. </text:span><text:span text:style-name="T4">House of Commons Debates, 1870</text:span><text:span text:style-name="T1">. Edited by P.B. Waite. Ottawa: Minister of Supply and Services Canada, 1979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1</text:p>
          </table:table-cell>
          <table:table-cell table:style-name="Table1.A1" office:value-type="string">
            <text:p text:style-name="P9"><text:span text:style-name="T1">Canada. </text:span><text:span text:style-name="T4">House of Commons Debates, 1871</text:span><text:span text:style-name="T1">. Edited by Norman Ward and Pamela Hardisty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2</text:p>
          </table:table-cell>
          <table:table-cell table:style-name="Table1.A1" office:value-type="string">
            <text:p text:style-name="P9"><text:span text:style-name="T1">Canada. </text:span><text:span text:style-name="T4">House of Commons Debates, 1872</text:span><text:span text:style-name="T1">. Edited by David Farr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10"><text:span text:style-name="T1">H of C – Fed. 1873 1</text:span><text:span text:style-name="T8">st</text:span><text:span text:style-name="T1"> session</text:span></text:p>
          </table:table-cell>
          <table:table-cell table:style-name="Table1.A1" office:value-type="string">
            <text:p text:style-name="P9"><text:span text:style-name="T1">Canada. </text:span><text:span text:style-name="T4">House of Commons Debates, 1873 First Session</text:span><text:span text:style-name="T1">. Edited by David Farr. Ottawa: Library of Parliament, 2013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10"><text:span text:style-name="T1">H of C – Fed. 1873 2</text:span><text:span text:style-name="T8">nd</text:span><text:span text:style-name="T1"> session</text:span></text:p>
          </table:table-cell>
          <table:table-cell table:style-name="Table1.A1" office:value-type="string">
            <text:p text:style-name="P9"><text:span text:style-name="T1">Canada. </text:span><text:span text:style-name="T4">House of Commons Debates, 1873 Second Session</text:span><text:span text:style-name="T1">. Edited by David Farr. Ottawa: Library of Parliament, 2013. http://parl.canadiana.ca/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4</text:p>
          </table:table-cell>
          <table:table-cell table:style-name="Table1.A1" office:value-type="string">
            <text:p text:style-name="P9"><text:span text:style-name="T1">Canada. </text:span><text:span text:style-name="T4">House of Commons Debates, 1874. </text:span><text:span text:style-name="T1">Edited by David Farr. Ottawa: Library of Parliament, 2014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ERAS (not sure what other chars you might want for this ID)</text:p>
          </table:table-cell>
          <table:table-cell table:style-name="Table1.B1" office:value-type="string">
            <text:p text:style-name="P4">Treaty 6, 1876-78</text:p>
          </table:table-cell>
          <table:table-cell table:style-name="Table1.A1" office:value-type="string">
            <text:p text:style-name="P9"><text:span text:style-name="T1">Erasmus, Peter. </text:span><text:span text:style-name="T3">Buffalo Days and Nights</text:span><text:span text:style-name="T1">. Calgary: Glenbow-Alberta Institute, 1976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MORR (not sure what other chars you might want for this ID)</text:p>
          </table:table-cell>
          <table:table-cell table:style-name="Table1.B1" office:value-type="string">
            <text:p text:style-name="P4">Treaties 1-7, 17-18 century</text:p>
          </table:table-cell>
          <table:table-cell table:style-name="Table1.A1" office:value-type="string">
            <text:p text:style-name="P9"><text:span text:style-name="T1">Alexander Morris. </text:span><text:span text:style-name="T3">The Treaties of Canada with the Indians of Manitoba and the North-West Territories Including the Negotiations on Which They Are Based, and Other Information Relating Thereto. </text:span><text:span text:style-name="T1">Toronto: Willing and Williamson, 1880.</text:span>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language-complex="ar" style:country-complex="SA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idt</meta:initial-creator>
    <meta:creation-date>2016-12-06T11:24:00</meta:creation-date>
    <dc:date>2017-02-09T10:10:35.270020790</dc:date>
    <meta:editing-cycles>57</meta:editing-cycles>
    <meta:editing-duration>PT51M23S</meta:editing-duration>
    <meta:generator>LibreOffice/5.1.4.2$Linux_X86_64 LibreOffice_project/10m0$Build-2</meta:generator>
    <meta:document-statistic meta:table-count="1" meta:image-count="0" meta:object-count="0" meta:page-count="4" meta:paragraph-count="97" meta:word-count="889" meta:character-count="6272" meta:non-whitespace-character-count="5463"/>
    <meta:user-defined meta:name="Operator">Daniel Heidt</meta:user-defined>
  </office:meta>
</office:document-meta>
</file>